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B0000079400000AE36D53CD24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 style:master-page-name="Standard">
      <style:table-properties style:width="17.985cm" style:rel-width="100%" fo:margin-left="0cm" style:page-number="0" table:align="left" style:writing-mode="lr-tb"/>
    </style:style>
    <style:style style:name="Tableau1.A" style:family="table-column">
      <style:table-column-properties style:column-width="5.872cm" style:rel-column-width="3329*"/>
    </style:style>
    <style:style style:name="Tableau1.B" style:family="table-column">
      <style:table-column-properties style:column-width="12.113cm" style:rel-column-width="6866*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2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2.A" style:family="table-column">
      <style:table-column-properties style:column-width="5.872cm" style:rel-column-width="3329*"/>
    </style:style>
    <style:style style:name="Tableau2.B" style:family="table-column">
      <style:table-column-properties style:column-width="12.113cm" style:rel-column-width="6866*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3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3.A" style:family="table-column">
      <style:table-column-properties style:column-width="5.872cm" style:rel-column-width="3329*"/>
    </style:style>
    <style:style style:name="Tableau3.B" style:family="table-column">
      <style:table-column-properties style:column-width="12.113cm" style:rel-column-width="6866*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4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4.A" style:family="table-column">
      <style:table-column-properties style:column-width="5.872cm" style:rel-column-width="3329*"/>
    </style:style>
    <style:style style:name="Tableau4.B" style:family="table-column">
      <style:table-column-properties style:column-width="12.113cm" style:rel-column-width="6866*"/>
    </style:style>
    <style:style style:name="Tableau4.1" style:family="table-row">
      <style:table-row-properties style:keep-together="true"/>
    </style:style>
    <style:style style:name="Tableau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5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5.A" style:family="table-column">
      <style:table-column-properties style:column-width="5.872cm" style:rel-column-width="3329*"/>
    </style:style>
    <style:style style:name="Tableau5.B" style:family="table-column">
      <style:table-column-properties style:column-width="12.113cm" style:rel-column-width="6866*"/>
    </style:style>
    <style:style style:name="Tableau5.1" style:family="table-row">
      <style:table-row-properties style:keep-together="true"/>
    </style:style>
    <style:style style:name="Tableau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6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6.A" style:family="table-column">
      <style:table-column-properties style:column-width="5.872cm" style:rel-column-width="3329*"/>
    </style:style>
    <style:style style:name="Tableau6.B" style:family="table-column">
      <style:table-column-properties style:column-width="12.113cm" style:rel-column-width="6866*"/>
    </style:style>
    <style:style style:name="Tableau6.1" style:family="table-row">
      <style:table-row-properties style:keep-together="true"/>
    </style:style>
    <style:style style:name="Tableau6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7" style:family="table" style:master-page-name="Standard">
      <style:table-properties style:width="17.985cm" style:rel-width="100%" fo:margin-left="0cm" style:page-number="1" table:align="left" style:writing-mode="lr-tb"/>
    </style:style>
    <style:style style:name="Tableau7.A" style:family="table-column">
      <style:table-column-properties style:column-width="5.872cm" style:rel-column-width="3329*"/>
    </style:style>
    <style:style style:name="Tableau7.B" style:family="table-column">
      <style:table-column-properties style:column-width="12.113cm" style:rel-column-width="6866*"/>
    </style:style>
    <style:style style:name="Tableau7.1" style:family="table-row">
      <style:table-row-properties style:keep-together="true"/>
    </style:style>
    <style:style style:name="Tableau7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.002cm" fo:text-align="center" style:justify-single-word="false" fo:text-indent="0cm" style:auto-text-indent="false" style:snap-to-layout-grid="false"/>
      <style:text-properties style:font-name="Times" fo:font-weight="bold" style:font-weight-asian="bold" style:font-name-complex="Times"/>
    </style:style>
    <style:style style:name="P2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fo:font-weight="bold" style:font-weight-asian="bold" style:font-name-complex="Times"/>
    </style:style>
    <style:style style:name="P3" style:family="paragraph" style:parent-style-name="Standard">
      <style:paragraph-properties fo:margin-left="0cm" fo:margin-right="0.002cm" fo:text-align="center" style:justify-single-word="false" fo:text-indent="0cm" style:auto-text-indent="false"/>
      <style:text-properties style:font-name="Times" style:font-name-complex="Times"/>
    </style:style>
    <style:style style:name="P4" style:family="paragraph" style:parent-style-name="Standard">
      <style:paragraph-properties fo:margin-left="0cm" fo:margin-right="0.002cm" fo:text-align="center" style:justify-single-word="false" fo:text-indent="0cm" style:auto-text-indent="false"/>
    </style:style>
    <style:style style:name="P5" style:family="paragraph" style:parent-style-name="Standard">
      <style:paragraph-properties fo:margin-left="0cm" fo:margin-right="0.058cm" fo:text-indent="3.501cm" style:auto-text-indent="false" style:snap-to-layout-grid="false"/>
    </style:style>
    <style:style style:name="P6" style:family="paragraph" style:parent-style-name="Standard">
      <style:paragraph-properties fo:margin-left="0cm" fo:margin-right="0.058cm" fo:text-indent="3.501cm" style:auto-text-indent="false"/>
      <style:text-properties style:font-name="Times" style:font-name-complex="Times"/>
    </style:style>
    <style:style style:name="P7" style:family="paragraph" style:parent-style-name="Standard">
      <style:paragraph-properties fo:margin-left="0cm" fo:margin-right="0cm" fo:text-indent="3.501cm" style:auto-text-indent="false"/>
      <style:text-properties style:font-name="Times" style:font-name-complex="Times"/>
    </style:style>
    <style:style style:name="P8" style:family="paragraph" style:parent-style-name="Standard">
      <style:paragraph-properties fo:margin-left="0cm" fo:margin-right="0.058cm" fo:text-align="start" style:justify-single-word="false" fo:text-indent="3.501cm" style:auto-text-indent="false"/>
      <style:text-properties style:font-name="Times" style:font-name-complex="Times"/>
    </style:style>
    <style:style style:name="P9" style:family="paragraph" style:parent-style-name="Standard">
      <style:text-properties style:font-name="Times"/>
    </style:style>
    <style:style style:name="P10" style:family="paragraph" style:parent-style-name="Standard">
      <style:text-properties style:font-name="Times" fo:font-weight="bold" style:font-weight-asian="bold"/>
    </style:style>
    <style:style style:name="P11" style:family="paragraph" style:parent-style-name="Standard">
      <style:text-properties style:font-name="Times" fo:font-weight="normal" style:font-weight-asian="normal" style:font-weight-complex="normal"/>
    </style:style>
    <style:style style:name="P12" style:family="paragraph" style:parent-style-name="Standard">
      <style:paragraph-properties fo:margin-left="2.619cm" fo:margin-right="0cm" fo:text-indent="0cm" style:auto-text-indent="false"/>
      <style:text-properties style:font-name="Times" fo:font-weight="normal" style:font-weight-asian="normal" style:font-name-complex="Times" style:font-weight-complex="normal"/>
    </style:style>
    <style:style style:name="P13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"/>
    </style:style>
    <style:style style:name="P14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fo:font-variant="normal" fo:text-transform="none" style:font-name="Times"/>
    </style:style>
    <style:style style:name="P15" style:family="paragraph" style:parent-style-name="Standard">
      <style:paragraph-properties fo:margin-left="2.6cm" fo:margin-right="0cm" fo:text-align="justify" style:justify-single-word="false" fo:text-indent="0cm" style:auto-text-indent="false"/>
      <style:text-properties style:font-name="Times New Roman" style:font-name-asian="Times New Roman" style:font-name-complex="New York"/>
    </style:style>
    <style:style style:name="P16" style:family="paragraph" style:parent-style-name="Standard">
      <style:paragraph-properties fo:margin-left="2cm" fo:margin-right="0cm" fo:text-indent="2.251cm" style:auto-text-indent="false"/>
      <style:text-properties style:font-name="Times"/>
    </style:style>
    <style:style style:name="P17" style:family="paragraph" style:parent-style-name="Standard">
      <style:paragraph-properties fo:margin-left="0cm" fo:margin-right="0cm" fo:text-indent="-0.025cm" style:auto-text-indent="false"/>
      <style:text-properties style:font-name="Times"/>
    </style:style>
    <style:style style:name="P18" style:family="paragraph" style:parent-style-name="Standard">
      <style:paragraph-properties fo:margin-left="9.001cm" fo:margin-right="0cm" fo:text-align="center" style:justify-single-word="false" fo:text-indent="-0.025cm" style:auto-text-indent="false"/>
      <style:text-properties style:font-name="Times"/>
    </style:style>
    <style:style style:name="T1" style:family="text">
      <style:text-properties style:font-name="Times" fo:font-weight="bold" style:font-weight-asian="bold" style:font-name-complex="Times"/>
    </style:style>
    <style:style style:name="T2" style:family="text">
      <style:text-properties style:font-name="Times" style:font-name-complex="Times"/>
    </style:style>
    <style:style style:name="T3" style:family="text">
      <style:text-properties style:font-name="Times" style:text-underline-style="solid" style:text-underline-width="auto" style:text-underline-color="font-color"/>
    </style:style>
    <style:style style:name="T4" style:family="text">
      <style:text-properties style:font-name="Times" style:text-underline-style="none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baseli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1" text:anchor-type="as-char" svg:width="1.94cm" svg:height="2.787cm" draw:z-index="0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1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Marina Prudencio Chavez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25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2" text:anchor-type="as-char" svg:width="1.94cm" svg:height="2.787cm" draw:z-index="1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2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Nangola Bahia de Salvador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34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3" text:anchor-type="as-char" svg:width="1.94cm" svg:height="2.787cm" draw:z-index="2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3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Ruhunu Ballet du village de Kosgoda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40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4" text:anchor-type="as-char" svg:width="1.94cm" svg:height="2.787cm" draw:z-index="3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4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Bizone de Kawarma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38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5" text:anchor-type="as-char" svg:width="1.94cm" svg:height="2.787cm" draw:z-index="4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5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Groupe folklorique camerounais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22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6" text:anchor-type="as-char" svg:width="1.94cm" svg:height="2.787cm" draw:z-index="5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6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Pipe Band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19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  <table:table table:name="Tableau7" table:style-name="Tableau7">
        <table:table-column table:style-name="Tableau7.A"/>
        <table:table-column table:style-name="Tableau7.B"/>
        <table:table-row table:style-name="Tableau7.1">
          <table:table-cell table:style-name="Tableau7.A1" office:value-type="string">
            <text:p text:style-name="P1">MAIRIE</text:p>
            <text:p text:style-name="P2">DE</text:p>
            <text:p text:style-name="P2">SAINT MALO</text:p>
            <text:p text:style-name="P3"><draw:frame draw:style-name="fr1" draw:name="Image7" text:anchor-type="as-char" svg:width="1.94cm" svg:height="2.787cm" draw:z-index="6"><draw:image xlink:href="Pictures/2000000B0000079400000AE36D53CD24.svm" xlink:type="simple" xlink:show="embed" xlink:actuate="onLoad"/></draw:frame></text:p>
            <text:p text:style-name="P2"/>
            <text:p text:style-name="P4"><text:span text:style-name="T1">D</text:span><text:span text:style-name="T2">irection du </text:span><text:span text:style-name="T1">D</text:span><text:span text:style-name="T2">éveloppement </text:span><text:span text:style-name="T1">C</text:span><text:span text:style-name="T2">ulturel</text:span></text:p>
            <text:p text:style-name="P4"><text:span text:style-name="T1">M</text:span><text:span text:style-name="T2">aison </text:span><text:span text:style-name="T1">D</text:span><text:span text:style-name="T2">es </text:span><text:span text:style-name="T1">A</text:span><text:span text:style-name="T2">ssociations</text:span></text:p>
            <text:p text:style-name="P3">tél : 02.99.40.42 50</text:p>
            <text:p text:style-name="P3">fax : 02.99.56.39.45</text:p>
          </table:table-cell>
          <table:table-cell table:style-name="Tableau7.A1" office:value-type="string">
            <text:p text:style-name="P5"><text:span text:style-name="T2">Saint-Malo, le mardi 20 décembre 2005</text:span></text:p>
            <text:p text:style-name="P6"/>
            <text:p text:style-name="P6"/>
            <text:p text:style-name="P6"/>
            <text:p text:style-name="P7">Madame, Monsieur,</text:p>
            <text:p text:style-name="P7">responsable du groupe</text:p>
            <text:p text:style-name="P7">Syoung Yaru Mask Dance Group</text:p>
            <text:p text:style-name="P8"/>
            <text:p text:style-name="P6"/>
            <text:p text:style-name="P6">S/C de Madame Giraud-Petit,</text:p>
            <text:p text:style-name="P6">Directrice du Développement Culturel</text:p>
            <text:p text:style-name="P6"/>
          </table:table-cell>
        </table:table-row>
      </table:table>
      <text:p text:style-name="Standard"/>
      <text:p text:style-name="Standard"><text:span text:style-name="T3">Objet :</text:span><text:span text:style-name="T4"> hébergement pendant le festival Folklores du Monde.</text:span></text:p>
      <text:p text:style-name="P9"><text:span text:style-name="T5">Nos Réf</text:span>. :JC/RR</text:p>
      <text:p text:style-name="P10"/>
      <text:p text:style-name="P11"/>
      <text:p text:style-name="P12">Madame, Monsieur,</text:p>
      <text:p text:style-name="P10"/>
      <text:p text:style-name="P13">La municipalité de Saint-Malo est heureuse de vous accueillir à l'occasion du festival Folklores du Monde, du 4 au 10 juillet 2005.</text:p>
      <text:p text:style-name="P13"/>
      <text:p text:style-name="P14">Nous avons le plaisir de vous informer que les établissements d'accueil partenaires de cette manifestation se proposent <text:s/>d'héberger les membres de votre groupe. <text:s/></text:p>
      <text:p text:style-name="P14"/>
      <text:p text:style-name="P13">Nous avons pris en compte 29 personnes à héberger.</text:p>
      <text:p text:style-name="P13"/>
      <text:p text:style-name="P13">Vous pourrez disposer des chambres dès votre arrivée à Saint-Malo. Le détail des capacités des chambres mises à votre disposition est fourni en annexe à ce courrier.</text:p>
      <text:p text:style-name="P13"/>
      <text:p text:style-name="P13">Je vous remercie d'accuser réception de ce message et vous souhaite un excellent festival. </text:p>
      <text:p text:style-name="P13"/>
      <text:p text:style-name="P15">À très bientôt.</text:p>
      <text:p text:style-name="P16"/>
      <text:p text:style-name="P17"/>
      <text:p text:style-name="P17"/>
      <text:p text:style-name="P17"/>
      <text:p text:style-name="P18">Le Responsable</text:p>
      <text:p text:style-name="P18">de la Maison des Associations,</text:p>
      <text:p text:style-name="P18"/>
      <text:p text:style-name="P18"/>
      <text:p text:style-name="P18"/>
      <text:p text:style-name="P18"/>
      <text:p text:style-name="P18"/>
      <text:p text:style-name="P18">Joël Clé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ndale Sans UI" svg:font-family="'Andale Sans UI'" style:font-pitch="variable"/>
    <style:font-face style:name="Tahoma1" svg:font-family="Tahoma" style:font-pitch="variable"/>
    <style:font-face style:name="New York" svg:font-family="'New York', 'Times New Roman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" fo:font-size="12pt" fo:language="fr" fo:country="FR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New York" fo:font-size="12pt" fo:language="fr" fo:country="FR" style:font-name-asian="Times New Roman" style:font-size-asian="12pt" style:font-name-complex="New York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2.6cm" fo:margin-right="0cm" fo:text-align="justify" style:justify-single-word="false" fo:text-indent="1.90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Andale Sans UI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cm" fo:margin-right="0.058cm" fo:text-indent="5.001cm" style:auto-text-indent="false"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left="2.6cm" fo:margin-right="0cm" fo:text-align="justify" style:justify-single-word="false" fo:text-indent="1.901cm" style:auto-text-indent="false" fo:keep-with-next="always"/>
      <style:text-properties style:text-underline-style="solid" style:text-underline-width="auto" style:text-underline-color="font-color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Normal_20_centré" style:display-name="Normal centré" style:family="paragraph" style:parent-style-name="Standard">
      <style:paragraph-properties fo:margin-left="4.001cm" fo:margin-right="0.058cm" fo:text-indent="0cm" style:auto-text-indent="false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  <style:text-properties fo:font-size="8pt" style:font-size-asian="8pt"/>
    </style:style>
    <style:style style:name="P2" style:family="paragraph" style:parent-style-name="Footer">
      <style:paragraph-properties fo:text-align="center" style:justify-single-word="false"/>
    </style:style>
    <style:style style:name="T1" style:family="text">
      <style:text-properties fo:font-size="8pt" fo:language="en" fo:country="GB" style:font-size-asian="8pt"/>
    </style:style>
    <style:style style:name="T2" style:family="text" style:parent-style-name="Internet_20_link">
      <style:text-properties fo:color="#000000" fo:font-size="8pt" fo:language="en" fo:country="GB" style:font-size-asian="8pt"/>
    </style:style>
    <style:style style:name="T3" style:family="text">
      <style:text-properties fo:font-size="8pt" fo:language="en" fo:country="GB" style:text-underline-style="solid" style:text-underline-width="auto" style:text-underline-color="font-color" style:font-size-asian="8pt"/>
    </style:style>
    <style:page-layout style:name="pm1">
      <style:page-layout-properties fo:page-width="20.955cm" fo:page-height="29.669cm" style:num-format="1" style:print-orientation="portrait" fo:margin-top="1.48cm" fo:margin-bottom="1.9cm" fo:margin-left="1.48cm" fo:margin-right="1.4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099cm" fo:margin-left="0cm" fo:margin-right="0cm" fo:margin-top="0cm" style:dynamic-spacing="true"/>
      </style:footer-style>
    </style:page-layout>
    <style:page-layout style:name="pm2">
      <style:page-layout-properties fo:page-width="20.955cm" fo:page-height="29.66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adresser la correspondance à : Maison Des Associations - 35, rue E. Renan - 35400 – Saint-Malo –</text:p>
        <text:p text:style-name="P2"><text:span text:style-name="T1">URL : </text:span><text:a xlink:type="simple" xlink:href="http://www.ville-saint-malo.fr/"><text:span text:style-name="T2">www.ville-saint-malo.fr</text:span></text:a><text:span text:style-name="T3"> </text:span></text:p>
        <text:p text:style-name="P1">Courriel : mda@ville-saint-malo.fr</text:p>
      </style:footer>
    </style:master-page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initial-creator>Didier Pled</meta:initial-creator>
    <meta:creation-date>2006-01-15T10:05:36</meta:creation-date>
    <dc:creator>Didier Pled</dc:creator>
    <dc:date>2006-01-15T10:06:58</dc:date>
    <dc:language>fr-FR</dc:language>
    <meta:editing-cycles>2</meta:editing-cycles>
    <meta:editing-duration>PT1M23S</meta:editing-duration>
    <meta:user-defined meta:name="Info 1"/>
    <meta:user-defined meta:name="Info 2"/>
    <meta:user-defined meta:name="Info 3"/>
    <meta:user-defined meta:name="Info 4"/>
    <meta:document-statistic meta:table-count="7" meta:image-count="7" meta:object-count="0" meta:page-count="13" meta:paragraph-count="185" meta:word-count="1176" meta:character-count="7439"/>
  </office:meta>
</office:document-meta>
</file>